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5f8" officeooo:paragraph-rsid="00020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subir archivos a la carpe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09:19:34.341752917</meta:creation-date>
    <dc:date>2024-02-15T09:20:23.820039995</dc:date>
    <meta:editing-duration>PT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34" meta:non-whitespace-character-count="29"/>
  </office:meta>
</office:document-meta>
</file>